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327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Liberation Serif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Liberation Serif" fo:font-size="44pt" fo:font-weight="bold" style:font-size-asian="44pt" style:font-weight-asian="bold" style:font-size-complex="4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text-position="" style:font-name="Liberation Serif"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position="" style:font-name="Liberation Serif"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text-position="" style:font-name="Liberation Serif" fo:font-size="44pt" style:font-size-asian="44pt" style:font-size-complex="4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text-position="" style:font-name="Liberation Serif"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text-position="" style:font-name="Liberation Serif" fo:font-size="44pt" style:font-size-asian="44pt" style:font-size-complex="4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text-position="" style:font-name="Liberation Serif"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Liberation Serif" fo:font-size="44pt" style:font-size-asian="44pt" style:font-size-complex="4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Table of Visible Colors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avelength (nm)</text:p>
          </table:table-cell>
        </table:table-row>
        <table:table-row table:style-name="ro2">
          <table:table-cell table:style-name="ce3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</table:table-row>
        <table:table-row table:style-name="ro2">
          <table:table-cell table:style-name="ce4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</table:table-row>
        <table:table-row table:style-name="ro2">
          <table:table-cell table:style-name="ce6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</table:table-row>
        <table:table-row table:style-name="ro2">
          <table:table-cell table:style-name="ce8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</table:table-row>
        <table:table-row table:style-name="ro3">
          <table:table-cell/>
          <table:table-cell table:style-name="Default"/>
        </table:table-row>
        <table:table-row table:style-name="ro4">
          <table:table-cell/>
          <table:table-cell table:style-name="Default"/>
        </table:table-row>
        <table:table-row table:style-name="ro4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07:39:59.076245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0-22T21:00:07.950171172</meta:creation-date>
    <dc:date>2015-01-08T07:40:52.624012634</dc:date>
    <meta:editing-duration>P0D</meta:editing-duration>
    <meta:editing-cycles>4</meta:editing-cycles>
    <meta:generator>LibreOffice/4.2.8.2$Linux_X86_64 LibreOffice_project/420$Build-2</meta:generator>
    <meta:printed-by>Jonas Williamson</meta:printed-by>
    <meta:print-date>2013-10-25T09:18:17.114527821</meta:print-date>
    <dc:creator>Jonas Williamson</dc:creator>
    <meta:document-statistic meta:table-count="1" meta:cell-count="15" meta:object-count="0"/>
  </office:meta>
</office:document-meta>
</file>